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ubtitle">
      <style:text-properties officeooo:rsid="0017ab81" officeooo:paragraph-rsid="0017ab81"/>
    </style:style>
    <style:style style:name="P2" style:family="paragraph" style:parent-style-name="Subtitle">
      <style:text-properties officeooo:rsid="001e83e9" officeooo:paragraph-rsid="001e83e9"/>
    </style:style>
    <style:style style:name="P3" style:family="paragraph" style:parent-style-name="Subtitle">
      <style:text-properties officeooo:rsid="00231557" officeooo:paragraph-rsid="00231557"/>
    </style:style>
    <style:style style:name="P4" style:family="paragraph" style:parent-style-name="Subtitle">
      <style:text-properties officeooo:rsid="003cd7ef" officeooo:paragraph-rsid="003cd7ef"/>
    </style:style>
    <style:style style:name="P5" style:family="paragraph" style:parent-style-name="Subtitle">
      <style:text-properties officeooo:rsid="00479649" officeooo:paragraph-rsid="00479649"/>
    </style:style>
    <style:style style:name="P6" style:family="paragraph" style:parent-style-name="Subtitle">
      <style:text-properties officeooo:rsid="00589bdc" officeooo:paragraph-rsid="00589bdc"/>
    </style:style>
    <style:style style:name="P7" style:family="paragraph" style:parent-style-name="Subtitle">
      <style:text-properties officeooo:rsid="0062650d" officeooo:paragraph-rsid="0062650d"/>
    </style:style>
    <style:style style:name="P8" style:family="paragraph" style:parent-style-name="Subtitle">
      <style:text-properties officeooo:rsid="00aa1475" officeooo:paragraph-rsid="00aa1475"/>
    </style:style>
    <style:style style:name="P9" style:family="paragraph" style:parent-style-name="Subtitle">
      <style:text-properties officeooo:rsid="00b7402c" officeooo:paragraph-rsid="00b7402c"/>
    </style:style>
    <style:style style:name="P10" style:family="paragraph" style:parent-style-name="Subtitle">
      <style:text-properties officeooo:rsid="00c1376b" officeooo:paragraph-rsid="00c1376b"/>
    </style:style>
    <style:style style:name="P11" style:family="paragraph" style:parent-style-name="Subtitle">
      <style:text-properties fo:font-style="normal" fo:font-weight="normal" officeooo:rsid="007491d4" officeooo:paragraph-rsid="00766569" style:font-style-asian="normal" style:font-weight-asian="normal" style:font-style-complex="normal" style:font-weight-complex="normal"/>
    </style:style>
    <style:style style:name="P12" style:family="paragraph" style:parent-style-name="Subtitle">
      <style:text-properties officeooo:rsid="00d05160" officeooo:paragraph-rsid="00d05160"/>
    </style:style>
    <style:style style:name="P13" style:family="paragraph" style:parent-style-name="Text_20_body">
      <style:paragraph-properties fo:text-align="justify" style:justify-single-word="false"/>
      <style:text-properties officeooo:rsid="001881ec" officeooo:paragraph-rsid="001881ec"/>
    </style:style>
    <style:style style:name="P14" style:family="paragraph" style:parent-style-name="Text_20_body">
      <style:paragraph-properties fo:text-align="justify" style:justify-single-word="false"/>
      <style:text-properties officeooo:rsid="00203ab3" officeooo:paragraph-rsid="00203ab3"/>
    </style:style>
    <style:style style:name="P15" style:family="paragraph" style:parent-style-name="Text_20_body">
      <style:paragraph-properties fo:text-align="justify" style:justify-single-word="false"/>
      <style:text-properties officeooo:rsid="00248270" officeooo:paragraph-rsid="00248270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rsid="003e3256" officeooo:paragraph-rsid="003e3256"/>
    </style:style>
    <style:style style:name="P18" style:family="paragraph" style:parent-style-name="Text_20_body">
      <style:paragraph-properties fo:text-align="justify" style:justify-single-word="false"/>
      <style:text-properties officeooo:rsid="0048e84c" officeooo:paragraph-rsid="0048e84c"/>
    </style:style>
    <style:style style:name="P19" style:family="paragraph" style:parent-style-name="Text_20_body">
      <style:paragraph-properties fo:text-align="justify" style:justify-single-word="false"/>
      <style:text-properties officeooo:rsid="005ace6c" officeooo:paragraph-rsid="005ace6c"/>
    </style:style>
    <style:style style:name="P20" style:family="paragraph" style:parent-style-name="Text_20_body">
      <style:paragraph-properties fo:text-align="justify" style:justify-single-word="false"/>
      <style:text-properties officeooo:rsid="00638a2d" officeooo:paragraph-rsid="007491d4"/>
    </style:style>
    <style:style style:name="P21" style:family="paragraph" style:parent-style-name="Text_20_body">
      <style:paragraph-properties fo:text-align="justify" style:justify-single-word="false"/>
      <style:text-properties officeooo:rsid="00ab7bb6" officeooo:paragraph-rsid="00ab7bb6"/>
    </style:style>
    <style:style style:name="P22" style:family="paragraph" style:parent-style-name="Text_20_body">
      <style:paragraph-properties fo:text-align="justify" style:justify-single-word="false"/>
      <style:text-properties officeooo:rsid="00b8130d" officeooo:paragraph-rsid="00b8130d"/>
    </style:style>
    <style:style style:name="P23" style:family="paragraph" style:parent-style-name="Text_20_body">
      <style:paragraph-properties fo:text-align="justify" style:justify-single-word="false"/>
      <style:text-properties officeooo:rsid="00c15be4" officeooo:paragraph-rsid="00c15be4"/>
    </style:style>
    <style:style style:name="P24" style:family="paragraph" style:parent-style-name="Title">
      <style:text-properties fo:font-style="italic" officeooo:rsid="00165697" officeooo:paragraph-rsid="00165697" style:font-style-asian="italic" style:font-style-complex="italic"/>
    </style:style>
    <style:style style:name="P25" style:family="paragraph" style:parent-style-name="Subtitle">
      <style:text-properties officeooo:rsid="00e1b4a7" officeooo:paragraph-rsid="00e1b4a7"/>
    </style:style>
    <style:style style:name="P26" style:family="paragraph" style:parent-style-name="Subtitle">
      <style:text-properties officeooo:rsid="00f62062" officeooo:paragraph-rsid="00f62062"/>
    </style:style>
    <style:style style:name="P27" style:family="paragraph" style:parent-style-name="Subtitle">
      <style:text-properties officeooo:rsid="0101c6eb" officeooo:paragraph-rsid="0101c6eb"/>
    </style:style>
    <style:style style:name="P28" style:family="paragraph" style:parent-style-name="Subtitle">
      <style:text-properties officeooo:rsid="0106707f" officeooo:paragraph-rsid="0106707f"/>
    </style:style>
    <style:style style:name="P29" style:family="paragraph" style:parent-style-name="Subtitle">
      <style:text-properties officeooo:rsid="011ccbac" officeooo:paragraph-rsid="011ccbac"/>
    </style:style>
    <style:style style:name="P30" style:family="paragraph" style:parent-style-name="Text_20_body">
      <style:paragraph-properties fo:text-align="justify" style:justify-single-word="false"/>
      <style:text-properties officeooo:rsid="00d0bdb4" officeooo:paragraph-rsid="00d0bdb4"/>
    </style:style>
    <style:style style:name="P31" style:family="paragraph" style:parent-style-name="Text_20_body">
      <style:paragraph-properties fo:text-align="justify" style:justify-single-word="false"/>
      <style:text-properties officeooo:rsid="00e39c5a" officeooo:paragraph-rsid="00e39c5a"/>
    </style:style>
    <style:style style:name="P32" style:family="paragraph" style:parent-style-name="Text_20_body">
      <style:paragraph-properties fo:text-align="justify" style:justify-single-word="false"/>
      <style:text-properties officeooo:rsid="00f8fb60" officeooo:paragraph-rsid="00f8fb60"/>
    </style:style>
    <style:style style:name="P33" style:family="paragraph" style:parent-style-name="Text_20_body">
      <style:paragraph-properties fo:text-align="justify" style:justify-single-word="false"/>
      <style:text-properties officeooo:rsid="01028cc1" officeooo:paragraph-rsid="01028cc1"/>
    </style:style>
    <style:style style:name="P34" style:family="paragraph" style:parent-style-name="Text_20_body">
      <style:paragraph-properties fo:text-align="justify" style:justify-single-word="false"/>
      <style:text-properties officeooo:rsid="0106777b" officeooo:paragraph-rsid="0106777b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11d6347" officeooo:paragraph-rsid="011d634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eb5f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70dd06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1f738b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1239d78" style:font-style-asian="italic" style:font-weight-asian="normal" style:font-style-complex="italic" style:font-weight-complex="normal"/>
    </style:style>
    <style:style style:name="T7" style:family="text">
      <style:text-properties officeooo:rsid="00199f11"/>
    </style:style>
    <style:style style:name="T8" style:family="text">
      <style:text-properties officeooo:rsid="001aeb5f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aeb5f" style:font-style-asian="normal" style:font-style-complex="normal"/>
    </style:style>
    <style:style style:name="T11" style:family="text">
      <style:text-properties fo:font-style="normal" officeooo:rsid="001c778c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7aeb2e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907238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9d8551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a0fbeb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a1b220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c827c8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cde9dc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0dd0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799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7a0996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7acf9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7aeb2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7af8b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7e347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806a6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229d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3689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4822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4b82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52a0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5538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87f7a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88872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88f4b1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90723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2581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2a18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93f541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9574b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97550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99401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b4cb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9c787d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9d855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9e774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a0fbe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a1b22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a37e9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a6aca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c8100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c827c8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c874a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ca02f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cc46f0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cda1d8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cde9dc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ce856f" style:font-style-asian="normal" style:font-weight-asian="normal" style:font-style-complex="normal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98a89" style:font-weight-asian="bold" style:font-weight-complex="bold"/>
    </style:style>
    <style:style style:name="T63" style:family="text">
      <style:text-properties fo:font-weight="bold" officeooo:rsid="002b3d7b" style:font-weight-asian="bold" style:font-weight-complex="bold"/>
    </style:style>
    <style:style style:name="T64" style:family="text">
      <style:text-properties fo:font-weight="bold" officeooo:rsid="00357337" style:font-weight-asian="bold" style:font-weight-complex="bold"/>
    </style:style>
    <style:style style:name="T65" style:family="text">
      <style:text-properties fo:font-weight="bold" officeooo:rsid="0043e365" style:font-weight-asian="bold" style:font-weight-complex="bold"/>
    </style:style>
    <style:style style:name="T66" style:family="text">
      <style:text-properties fo:font-weight="bold" officeooo:rsid="004b0b96" style:font-weight-asian="bold" style:font-weight-complex="bold"/>
    </style:style>
    <style:style style:name="T67" style:family="text">
      <style:text-properties fo:font-weight="bold" officeooo:rsid="004d1906" style:font-weight-asian="bold" style:font-weight-complex="bold"/>
    </style:style>
    <style:style style:name="T68" style:family="text">
      <style:text-properties fo:font-weight="bold" officeooo:rsid="00525379" style:font-weight-asian="bold" style:font-weight-complex="bold"/>
    </style:style>
    <style:style style:name="T69" style:family="text">
      <style:text-properties fo:font-weight="bold" officeooo:rsid="00578cbb" style:font-weight-asian="bold" style:font-weight-complex="bold"/>
    </style:style>
    <style:style style:name="T70" style:family="text">
      <style:text-properties fo:font-weight="bold" officeooo:rsid="005ee515" style:font-weight-asian="bold" style:font-weight-complex="bold"/>
    </style:style>
    <style:style style:name="T71" style:family="text">
      <style:text-properties fo:font-weight="bold" officeooo:rsid="005f99bd" style:font-weight-asian="bold" style:font-weight-complex="bold"/>
    </style:style>
    <style:style style:name="T72" style:family="text">
      <style:text-properties fo:font-weight="bold" officeooo:rsid="00652ea1" style:font-weight-asian="bold" style:font-weight-complex="bold"/>
    </style:style>
    <style:style style:name="T73" style:family="text">
      <style:text-properties fo:font-weight="bold" officeooo:rsid="006541f8" style:font-weight-asian="bold" style:font-weight-complex="bold"/>
    </style:style>
    <style:style style:name="T74" style:family="text">
      <style:text-properties fo:font-weight="bold" officeooo:rsid="006dea0d" style:font-weight-asian="bold" style:font-weight-complex="bold"/>
    </style:style>
    <style:style style:name="T75" style:family="text">
      <style:text-properties fo:font-weight="bold" officeooo:rsid="00b08bd8" style:font-weight-asian="bold" style:font-weight-complex="bold"/>
    </style:style>
    <style:style style:name="T76" style:family="text">
      <style:text-properties fo:font-weight="bold" officeooo:rsid="00c24bbb" style:font-weight-asian="bold" style:font-weight-complex="bold"/>
    </style:style>
    <style:style style:name="T77" style:family="text">
      <style:text-properties fo:font-weight="bold" officeooo:rsid="00c5eee7" style:font-weight-asian="bold" style:font-weight-complex="bold"/>
    </style:style>
    <style:style style:name="T78" style:family="text">
      <style:text-properties fo:font-weight="bold" officeooo:rsid="00c7c5f1" style:font-weight-asian="bold" style:font-weight-complex="bold"/>
    </style:style>
    <style:style style:name="T79" style:family="text">
      <style:text-properties fo:font-weight="bold" officeooo:rsid="00d14ce7" style:font-weight-asian="bold" style:font-weight-complex="bold"/>
    </style:style>
    <style:style style:name="T80" style:family="text">
      <style:text-properties fo:font-weight="bold" officeooo:rsid="00ddc50d" style:font-weight-asian="bold" style:font-weight-complex="bold"/>
    </style:style>
    <style:style style:name="T81" style:family="text">
      <style:text-properties fo:font-weight="bold" officeooo:rsid="00dee4d0" style:font-weight-asian="bold" style:font-weight-complex="bold"/>
    </style:style>
    <style:style style:name="T82" style:family="text">
      <style:text-properties fo:font-weight="bold" officeooo:rsid="00e566b8" style:font-weight-asian="bold" style:font-weight-complex="bold"/>
    </style:style>
    <style:style style:name="T83" style:family="text">
      <style:text-properties fo:font-weight="bold" officeooo:rsid="00e812dd" style:font-weight-asian="bold" style:font-weight-complex="bold"/>
    </style:style>
    <style:style style:name="T84" style:family="text">
      <style:text-properties fo:font-weight="bold" officeooo:rsid="010add14" style:font-weight-asian="bold" style:font-weight-complex="bold"/>
    </style:style>
    <style:style style:name="T85" style:family="text">
      <style:text-properties fo:font-weight="bold" officeooo:rsid="01080763" style:font-weight-asian="bold" style:font-weight-complex="bold"/>
    </style:style>
    <style:style style:name="T86" style:family="text">
      <style:text-properties fo:font-weight="bold" officeooo:rsid="010e2779" style:font-weight-asian="bold" style:font-weight-complex="bold"/>
    </style:style>
    <style:style style:name="T87" style:family="text">
      <style:text-properties fo:font-weight="bold" officeooo:rsid="011a2a6c" style:font-weight-asian="bold" style:font-weight-complex="bold"/>
    </style:style>
    <style:style style:name="T88" style:family="text">
      <style:text-properties fo:font-weight="bold" officeooo:rsid="011f3ab9" style:font-weight-asian="bold" style:font-weight-complex="bold"/>
    </style:style>
    <style:style style:name="T89" style:family="text">
      <style:text-properties fo:font-weight="bold" officeooo:rsid="011f738b" style:font-weight-asian="bold" style:font-weight-complex="bold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298a89" style:font-weight-asian="normal" style:font-weight-complex="normal"/>
    </style:style>
    <style:style style:name="T92" style:family="text">
      <style:text-properties fo:font-weight="normal" officeooo:rsid="002a173c" style:font-weight-asian="normal" style:font-weight-complex="normal"/>
    </style:style>
    <style:style style:name="T93" style:family="text">
      <style:text-properties fo:font-weight="normal" officeooo:rsid="002b2e2f" style:font-weight-asian="normal" style:font-weight-complex="normal"/>
    </style:style>
    <style:style style:name="T94" style:family="text">
      <style:text-properties fo:font-weight="normal" officeooo:rsid="002b3d7b" style:font-weight-asian="normal" style:font-weight-complex="normal"/>
    </style:style>
    <style:style style:name="T95" style:family="text">
      <style:text-properties fo:font-weight="normal" officeooo:rsid="002d3c9d" style:font-weight-asian="normal" style:font-weight-complex="normal"/>
    </style:style>
    <style:style style:name="T96" style:family="text">
      <style:text-properties fo:font-weight="normal" officeooo:rsid="002ec10d" style:font-weight-asian="normal" style:font-weight-complex="normal"/>
    </style:style>
    <style:style style:name="T97" style:family="text">
      <style:text-properties fo:font-weight="normal" officeooo:rsid="00305356" style:font-weight-asian="normal" style:font-weight-complex="normal"/>
    </style:style>
    <style:style style:name="T98" style:family="text">
      <style:text-properties fo:font-weight="normal" officeooo:rsid="00313b77" style:font-weight-asian="normal" style:font-weight-complex="normal"/>
    </style:style>
    <style:style style:name="T99" style:family="text">
      <style:text-properties fo:font-weight="normal" officeooo:rsid="00328ae5" style:font-weight-asian="normal" style:font-weight-complex="normal"/>
    </style:style>
    <style:style style:name="T100" style:family="text">
      <style:text-properties fo:font-weight="normal" officeooo:rsid="003298ec" style:font-weight-asian="normal" style:font-weight-complex="normal"/>
    </style:style>
    <style:style style:name="T101" style:family="text">
      <style:text-properties fo:font-weight="normal" officeooo:rsid="00357337" style:font-weight-asian="normal" style:font-weight-complex="normal"/>
    </style:style>
    <style:style style:name="T102" style:family="text">
      <style:text-properties fo:font-weight="normal" officeooo:rsid="0035b509" style:font-weight-asian="normal" style:font-weight-complex="normal"/>
    </style:style>
    <style:style style:name="T103" style:family="text">
      <style:text-properties fo:font-weight="normal" officeooo:rsid="0037a0b2" style:font-weight-asian="normal" style:font-weight-complex="normal"/>
    </style:style>
    <style:style style:name="T104" style:family="text">
      <style:text-properties fo:font-weight="normal" officeooo:rsid="0038e6f5" style:font-weight-asian="normal" style:font-weight-complex="normal"/>
    </style:style>
    <style:style style:name="T105" style:family="text">
      <style:text-properties fo:font-weight="normal" officeooo:rsid="0043e365" style:font-weight-asian="normal" style:font-weight-complex="normal"/>
    </style:style>
    <style:style style:name="T106" style:family="text">
      <style:text-properties fo:font-weight="normal" officeooo:rsid="00453692" style:font-weight-asian="normal" style:font-weight-complex="normal"/>
    </style:style>
    <style:style style:name="T107" style:family="text">
      <style:text-properties fo:font-weight="normal" officeooo:rsid="004638d4" style:font-weight-asian="normal" style:font-weight-complex="normal"/>
    </style:style>
    <style:style style:name="T108" style:family="text">
      <style:text-properties fo:font-weight="normal" officeooo:rsid="004b0b96" style:font-weight-asian="normal" style:font-weight-complex="normal"/>
    </style:style>
    <style:style style:name="T109" style:family="text">
      <style:text-properties fo:font-weight="normal" officeooo:rsid="004b279a" style:font-weight-asian="normal" style:font-weight-complex="normal"/>
    </style:style>
    <style:style style:name="T110" style:family="text">
      <style:text-properties fo:font-weight="normal" officeooo:rsid="004b28b9" style:font-weight-asian="normal" style:font-weight-complex="normal"/>
    </style:style>
    <style:style style:name="T111" style:family="text">
      <style:text-properties fo:font-weight="normal" officeooo:rsid="004bdb8e" style:font-weight-asian="normal" style:font-weight-complex="normal"/>
    </style:style>
    <style:style style:name="T112" style:family="text">
      <style:text-properties fo:font-weight="normal" officeooo:rsid="004d1906" style:font-weight-asian="normal" style:font-weight-complex="normal"/>
    </style:style>
    <style:style style:name="T113" style:family="text">
      <style:text-properties fo:font-weight="normal" officeooo:rsid="004f1315" style:font-weight-asian="normal" style:font-weight-complex="normal"/>
    </style:style>
    <style:style style:name="T114" style:family="text">
      <style:text-properties fo:font-weight="normal" officeooo:rsid="004f86e9" style:font-weight-asian="normal" style:font-weight-complex="normal"/>
    </style:style>
    <style:style style:name="T115" style:family="text">
      <style:text-properties fo:font-weight="normal" officeooo:rsid="0050d0c2" style:font-weight-asian="normal" style:font-weight-complex="normal"/>
    </style:style>
    <style:style style:name="T116" style:family="text">
      <style:text-properties fo:font-weight="normal" officeooo:rsid="0051fe65" style:font-weight-asian="normal" style:font-weight-complex="normal"/>
    </style:style>
    <style:style style:name="T117" style:family="text">
      <style:text-properties fo:font-weight="normal" officeooo:rsid="00525379" style:font-weight-asian="normal" style:font-weight-complex="normal"/>
    </style:style>
    <style:style style:name="T118" style:family="text">
      <style:text-properties fo:font-weight="normal" officeooo:rsid="0052cc92" style:font-weight-asian="normal" style:font-weight-complex="normal"/>
    </style:style>
    <style:style style:name="T119" style:family="text">
      <style:text-properties fo:font-weight="normal" officeooo:rsid="0055074b" style:font-weight-asian="normal" style:font-weight-complex="normal"/>
    </style:style>
    <style:style style:name="T120" style:family="text">
      <style:text-properties fo:font-weight="normal" officeooo:rsid="00557f4e" style:font-weight-asian="normal" style:font-weight-complex="normal"/>
    </style:style>
    <style:style style:name="T121" style:family="text">
      <style:text-properties fo:font-weight="normal" officeooo:rsid="00566668" style:font-weight-asian="normal" style:font-weight-complex="normal"/>
    </style:style>
    <style:style style:name="T122" style:family="text">
      <style:text-properties fo:font-weight="normal" officeooo:rsid="00578cbb" style:font-weight-asian="normal" style:font-weight-complex="normal"/>
    </style:style>
    <style:style style:name="T123" style:family="text">
      <style:text-properties fo:font-weight="normal" officeooo:rsid="005f99bd" style:font-weight-asian="normal" style:font-weight-complex="normal"/>
    </style:style>
    <style:style style:name="T124" style:family="text">
      <style:text-properties fo:font-weight="normal" officeooo:rsid="0060b8ab" style:font-weight-asian="normal" style:font-weight-complex="normal"/>
    </style:style>
    <style:style style:name="T125" style:family="text">
      <style:text-properties fo:font-weight="normal" officeooo:rsid="0061c2fc" style:font-weight-asian="normal" style:font-weight-complex="normal"/>
    </style:style>
    <style:style style:name="T126" style:family="text">
      <style:text-properties fo:font-weight="normal" officeooo:rsid="00652ea1" style:font-weight-asian="normal" style:font-weight-complex="normal"/>
    </style:style>
    <style:style style:name="T127" style:family="text">
      <style:text-properties fo:font-weight="normal" officeooo:rsid="00657154" style:font-weight-asian="normal" style:font-weight-complex="normal"/>
    </style:style>
    <style:style style:name="T128" style:family="text">
      <style:text-properties fo:font-weight="normal" officeooo:rsid="00660217" style:font-weight-asian="normal" style:font-weight-complex="normal"/>
    </style:style>
    <style:style style:name="T129" style:family="text">
      <style:text-properties fo:font-weight="normal" officeooo:rsid="0067bf31" style:font-weight-asian="normal" style:font-weight-complex="normal"/>
    </style:style>
    <style:style style:name="T130" style:family="text">
      <style:text-properties fo:font-weight="normal" officeooo:rsid="00689f9c" style:font-weight-asian="normal" style:font-weight-complex="normal"/>
    </style:style>
    <style:style style:name="T131" style:family="text">
      <style:text-properties fo:font-weight="normal" officeooo:rsid="00695691" style:font-weight-asian="normal" style:font-weight-complex="normal"/>
    </style:style>
    <style:style style:name="T132" style:family="text">
      <style:text-properties fo:font-weight="normal" officeooo:rsid="006a50b2" style:font-weight-asian="normal" style:font-weight-complex="normal"/>
    </style:style>
    <style:style style:name="T133" style:family="text">
      <style:text-properties fo:font-weight="normal" officeooo:rsid="006b6eea" style:font-weight-asian="normal" style:font-weight-complex="normal"/>
    </style:style>
    <style:style style:name="T134" style:family="text">
      <style:text-properties fo:font-weight="normal" officeooo:rsid="006c7a94" style:font-weight-asian="normal" style:font-weight-complex="normal"/>
    </style:style>
    <style:style style:name="T135" style:family="text">
      <style:text-properties fo:font-weight="normal" officeooo:rsid="006daff1" style:font-weight-asian="normal" style:font-weight-complex="normal"/>
    </style:style>
    <style:style style:name="T136" style:family="text">
      <style:text-properties fo:font-weight="normal" officeooo:rsid="006dea0d" style:font-weight-asian="normal" style:font-weight-complex="normal"/>
    </style:style>
    <style:style style:name="T137" style:family="text">
      <style:text-properties fo:font-weight="normal" officeooo:rsid="006f6c81" style:font-weight-asian="normal" style:font-weight-complex="normal"/>
    </style:style>
    <style:style style:name="T138" style:family="text">
      <style:text-properties fo:font-weight="normal" officeooo:rsid="007002f0" style:font-weight-asian="normal" style:font-weight-complex="normal"/>
    </style:style>
    <style:style style:name="T139" style:family="text">
      <style:text-properties fo:font-weight="normal" officeooo:rsid="0070dd06" style:font-weight-asian="normal" style:font-weight-complex="normal"/>
    </style:style>
    <style:style style:name="T140" style:family="text">
      <style:text-properties fo:font-weight="normal" officeooo:rsid="00b08bd8" style:font-weight-asian="normal" style:font-weight-complex="normal"/>
    </style:style>
    <style:style style:name="T141" style:family="text">
      <style:text-properties fo:font-weight="normal" officeooo:rsid="00b18b64" style:font-weight-asian="normal" style:font-weight-complex="normal"/>
    </style:style>
    <style:style style:name="T142" style:family="text">
      <style:text-properties fo:font-weight="normal" officeooo:rsid="00c24bbb" style:font-weight-asian="normal" style:font-weight-complex="normal"/>
    </style:style>
    <style:style style:name="T143" style:family="text">
      <style:text-properties fo:font-weight="normal" officeooo:rsid="00c3f594" style:font-weight-asian="normal" style:font-weight-complex="normal"/>
    </style:style>
    <style:style style:name="T144" style:family="text">
      <style:text-properties fo:font-weight="normal" officeooo:rsid="00c5eee7" style:font-weight-asian="normal" style:font-weight-complex="normal"/>
    </style:style>
    <style:style style:name="T145" style:family="text">
      <style:text-properties fo:font-weight="normal" officeooo:rsid="00c7c5f1" style:font-weight-asian="normal" style:font-weight-complex="normal"/>
    </style:style>
    <style:style style:name="T146" style:family="text">
      <style:text-properties fo:font-weight="normal" officeooo:rsid="00c803a1" style:font-weight-asian="normal" style:font-weight-complex="normal"/>
    </style:style>
    <style:style style:name="T147" style:family="text">
      <style:text-properties fo:font-weight="normal" officeooo:rsid="00d14ce7" style:font-weight-asian="normal" style:font-weight-complex="normal"/>
    </style:style>
    <style:style style:name="T148" style:family="text">
      <style:text-properties fo:font-weight="normal" officeooo:rsid="00d2ef54" style:font-weight-asian="normal" style:font-weight-complex="normal"/>
    </style:style>
    <style:style style:name="T149" style:family="text">
      <style:text-properties fo:font-weight="normal" officeooo:rsid="00d4e8d4" style:font-weight-asian="normal" style:font-weight-complex="normal"/>
    </style:style>
    <style:style style:name="T150" style:family="text">
      <style:text-properties fo:font-weight="normal" officeooo:rsid="00d87572" style:font-weight-asian="normal" style:font-weight-complex="normal"/>
    </style:style>
    <style:style style:name="T151" style:family="text">
      <style:text-properties fo:font-weight="normal" officeooo:rsid="00da251d" style:font-weight-asian="normal" style:font-weight-complex="normal"/>
    </style:style>
    <style:style style:name="T152" style:family="text">
      <style:text-properties fo:font-weight="normal" officeooo:rsid="00dbda98" style:font-weight-asian="normal" style:font-weight-complex="normal"/>
    </style:style>
    <style:style style:name="T153" style:family="text">
      <style:text-properties fo:font-weight="normal" officeooo:rsid="00ddc50d" style:font-weight-asian="normal" style:font-weight-complex="normal"/>
    </style:style>
    <style:style style:name="T154" style:family="text">
      <style:text-properties fo:font-weight="normal" officeooo:rsid="00dee4d0" style:font-weight-asian="normal" style:font-weight-complex="normal"/>
    </style:style>
    <style:style style:name="T155" style:family="text">
      <style:text-properties fo:font-weight="normal" officeooo:rsid="00dfc217" style:font-weight-asian="normal" style:font-weight-complex="normal"/>
    </style:style>
    <style:style style:name="T156" style:family="text">
      <style:text-properties fo:font-weight="normal" officeooo:rsid="00e566b8" style:font-weight-asian="normal" style:font-weight-complex="normal"/>
    </style:style>
    <style:style style:name="T157" style:family="text">
      <style:text-properties fo:font-weight="normal" officeooo:rsid="00e812dd" style:font-weight-asian="normal" style:font-weight-complex="normal"/>
    </style:style>
    <style:style style:name="T158" style:family="text">
      <style:text-properties fo:font-weight="normal" officeooo:rsid="00e8ea76" style:font-weight-asian="normal" style:font-weight-complex="normal"/>
    </style:style>
    <style:style style:name="T159" style:family="text">
      <style:text-properties fo:font-weight="normal" officeooo:rsid="00eaa2f2" style:font-weight-asian="normal" style:font-weight-complex="normal"/>
    </style:style>
    <style:style style:name="T160" style:family="text">
      <style:text-properties fo:font-weight="normal" officeooo:rsid="00ec3da5" style:font-weight-asian="normal" style:font-weight-complex="normal"/>
    </style:style>
    <style:style style:name="T161" style:family="text">
      <style:text-properties fo:font-weight="normal" officeooo:rsid="00ed3126" style:font-weight-asian="normal" style:font-weight-complex="normal"/>
    </style:style>
    <style:style style:name="T162" style:family="text">
      <style:text-properties fo:font-weight="normal" officeooo:rsid="00ef479a" style:font-weight-asian="normal" style:font-weight-complex="normal"/>
    </style:style>
    <style:style style:name="T163" style:family="text">
      <style:text-properties fo:font-weight="normal" officeooo:rsid="00ef7654" style:font-weight-asian="normal" style:font-weight-complex="normal"/>
    </style:style>
    <style:style style:name="T164" style:family="text">
      <style:text-properties fo:font-weight="normal" officeooo:rsid="00f1b22a" style:font-weight-asian="normal" style:font-weight-complex="normal"/>
    </style:style>
    <style:style style:name="T165" style:family="text">
      <style:text-properties fo:font-weight="normal" officeooo:rsid="00f1b845" style:font-weight-asian="normal" style:font-weight-complex="normal"/>
    </style:style>
    <style:style style:name="T166" style:family="text">
      <style:text-properties fo:font-weight="normal" officeooo:rsid="00f1e5ec" style:font-weight-asian="normal" style:font-weight-complex="normal"/>
    </style:style>
    <style:style style:name="T167" style:family="text">
      <style:text-properties fo:font-weight="normal" officeooo:rsid="00f3cbad" style:font-weight-asian="normal" style:font-weight-complex="normal"/>
    </style:style>
    <style:style style:name="T168" style:family="text">
      <style:text-properties fo:font-weight="normal" officeooo:rsid="00f52459" style:font-weight-asian="normal" style:font-weight-complex="normal"/>
    </style:style>
    <style:style style:name="T169" style:family="text">
      <style:text-properties fo:font-weight="normal" officeooo:rsid="010add14" style:font-weight-asian="normal" style:font-weight-complex="normal"/>
    </style:style>
    <style:style style:name="T170" style:family="text">
      <style:text-properties fo:font-weight="normal" officeooo:rsid="010bd4ae" style:font-weight-asian="normal" style:font-weight-complex="normal"/>
    </style:style>
    <style:style style:name="T171" style:family="text">
      <style:text-properties fo:font-weight="normal" officeooo:rsid="010c2aaf" style:font-weight-asian="normal" style:font-weight-complex="normal"/>
    </style:style>
    <style:style style:name="T172" style:family="text">
      <style:text-properties fo:font-weight="normal" officeooo:rsid="010cbed6" style:font-weight-asian="normal" style:font-weight-complex="normal"/>
    </style:style>
    <style:style style:name="T173" style:family="text">
      <style:text-properties fo:font-weight="normal" officeooo:rsid="010df264" style:font-weight-asian="normal" style:font-weight-complex="normal"/>
    </style:style>
    <style:style style:name="T174" style:family="text">
      <style:text-properties fo:font-weight="normal" officeooo:rsid="010e2779" style:font-weight-asian="normal" style:font-weight-complex="normal"/>
    </style:style>
    <style:style style:name="T175" style:family="text">
      <style:text-properties fo:font-weight="normal" officeooo:rsid="010ed257" style:font-weight-asian="normal" style:font-weight-complex="normal"/>
    </style:style>
    <style:style style:name="T176" style:family="text">
      <style:text-properties fo:font-weight="normal" officeooo:rsid="01157eed" style:font-weight-asian="normal" style:font-weight-complex="normal"/>
    </style:style>
    <style:style style:name="T177" style:family="text">
      <style:text-properties fo:font-weight="normal" officeooo:rsid="0116c2e7" style:font-weight-asian="normal" style:font-weight-complex="normal"/>
    </style:style>
    <style:style style:name="T178" style:family="text">
      <style:text-properties fo:font-weight="normal" officeooo:rsid="01181034" style:font-weight-asian="normal" style:font-weight-complex="normal"/>
    </style:style>
    <style:style style:name="T179" style:family="text">
      <style:text-properties fo:font-weight="normal" officeooo:rsid="01188f1b" style:font-weight-asian="normal" style:font-weight-complex="normal"/>
    </style:style>
    <style:style style:name="T180" style:family="text">
      <style:text-properties fo:font-weight="normal" officeooo:rsid="011a2a6c" style:font-weight-asian="normal" style:font-weight-complex="normal"/>
    </style:style>
    <style:style style:name="T181" style:family="text">
      <style:text-properties fo:font-weight="normal" officeooo:rsid="011f3ab9" style:font-weight-asian="normal" style:font-weight-complex="normal"/>
    </style:style>
    <style:style style:name="T182" style:family="text">
      <style:text-properties fo:font-weight="normal" officeooo:rsid="011f738b" style:font-weight-asian="normal" style:font-weight-complex="normal"/>
    </style:style>
    <style:style style:name="T183" style:family="text">
      <style:text-properties fo:font-weight="normal" officeooo:rsid="01239d78" style:font-weight-asian="normal" style:font-weight-complex="normal"/>
    </style:style>
    <style:style style:name="T184" style:family="text">
      <style:text-properties officeooo:rsid="0025d7c1"/>
    </style:style>
    <style:style style:name="T185" style:family="text">
      <style:text-properties officeooo:rsid="0026cbe9"/>
    </style:style>
    <style:style style:name="T186" style:family="text">
      <style:text-properties officeooo:rsid="0027aaef"/>
    </style:style>
    <style:style style:name="T187" style:family="text">
      <style:text-properties officeooo:rsid="00298a89"/>
    </style:style>
    <style:style style:name="T188" style:family="text">
      <style:text-properties officeooo:rsid="003fe4d6"/>
    </style:style>
    <style:style style:name="T189" style:family="text">
      <style:text-properties officeooo:rsid="003ffcb3"/>
    </style:style>
    <style:style style:name="T190" style:family="text">
      <style:text-properties officeooo:rsid="004077a8"/>
    </style:style>
    <style:style style:name="T191" style:family="text">
      <style:text-properties officeooo:rsid="0043e365"/>
    </style:style>
    <style:style style:name="T192" style:family="text">
      <style:text-properties officeooo:rsid="004b0b96"/>
    </style:style>
    <style:style style:name="T193" style:family="text">
      <style:text-properties officeooo:rsid="005989ec"/>
    </style:style>
    <style:style style:name="T194" style:family="text">
      <style:text-properties officeooo:rsid="005c5a6d"/>
    </style:style>
    <style:style style:name="T195" style:family="text">
      <style:text-properties officeooo:rsid="005d4935"/>
    </style:style>
    <style:style style:name="T196" style:family="text">
      <style:text-properties officeooo:rsid="005ee515"/>
    </style:style>
    <style:style style:name="T197" style:family="text">
      <style:text-properties officeooo:rsid="00652ea1"/>
    </style:style>
    <style:style style:name="T198" style:family="text">
      <style:text-properties officeooo:rsid="00ab9594"/>
    </style:style>
    <style:style style:name="T199" style:family="text">
      <style:text-properties officeooo:rsid="00ac86bc"/>
    </style:style>
    <style:style style:name="T200" style:family="text">
      <style:text-properties officeooo:rsid="00b022b5"/>
    </style:style>
    <style:style style:name="T201" style:family="text">
      <style:text-properties officeooo:rsid="00b08bd8"/>
    </style:style>
    <style:style style:name="T202" style:family="text">
      <style:text-properties officeooo:rsid="00b306db"/>
    </style:style>
    <style:style style:name="T203" style:family="text">
      <style:text-properties officeooo:rsid="00bbf25f"/>
    </style:style>
    <style:style style:name="T204" style:family="text">
      <style:text-properties officeooo:rsid="00bd36c5"/>
    </style:style>
    <style:style style:name="T205" style:family="text">
      <style:text-properties officeooo:rsid="00bdb7e9"/>
    </style:style>
    <style:style style:name="T206" style:family="text">
      <style:text-properties officeooo:rsid="00d14ce7"/>
    </style:style>
    <style:style style:name="T207" style:family="text">
      <style:text-properties officeooo:rsid="00e566b8"/>
    </style:style>
    <style:style style:name="T208" style:family="text">
      <style:text-properties officeooo:rsid="00f92ece"/>
    </style:style>
    <style:style style:name="T209" style:family="text">
      <style:text-properties officeooo:rsid="00fd50cf"/>
    </style:style>
    <style:style style:name="T210" style:family="text">
      <style:text-properties officeooo:rsid="00feb882"/>
    </style:style>
    <style:style style:name="T211" style:family="text">
      <style:text-properties officeooo:rsid="00ffba87"/>
    </style:style>
    <style:style style:name="T212" style:family="text">
      <style:text-properties officeooo:rsid="0100b3fe"/>
    </style:style>
    <style:style style:name="T213" style:family="text">
      <style:text-properties officeooo:rsid="0102a04b"/>
    </style:style>
    <style:style style:name="T214" style:family="text">
      <style:text-properties officeooo:rsid="0102f3c8"/>
    </style:style>
    <style:style style:name="T215" style:family="text">
      <style:text-properties officeooo:rsid="0104f2bf"/>
    </style:style>
    <style:style style:name="T216" style:family="text">
      <style:text-properties officeooo:rsid="01080763"/>
    </style:style>
    <style:style style:name="T217" style:family="text">
      <style:text-properties officeooo:rsid="010add14"/>
    </style:style>
    <style:style style:name="T218" style:family="text">
      <style:text-properties officeooo:rsid="01151f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Gerusalemme Liberata</text:p>
      <text:p text:style-name="P1">Genesi, composizione e prime edizioni</text:p>
      <text:p text:style-name="P13">A soli 15 anni Tasso aveva in testa l’idea di scrivere un poema sulla liberazione del Santo Sepolcro. <text:span text:style-name="T7">Dopo averlo lasciato e poi ripreso, venne pubblicato a Ferrara </text:span><text:span text:style-name="T8">col titolo di “</text:span><text:span text:style-name="T2">Gerusalemme Liberata”</text:span><text:span text:style-name="T10">. Più tardi, nel 1851, ne venne ripubblicata una versione censurata a opera dell’autore stesso e dall’amico Scipione Gonzaga; </text:span><text:span text:style-name="T11">ebbe subito un grande successo.</text:span></text:p>
      <text:p text:style-name="P2">I “<text:span text:style-name="T1">Discorsi dell’arte poetica”</text:span></text:p>
      <text:p text:style-name="P14"><text:span text:style-name="T9">Per via del periodo di forte precettistica in cui Tasso visse, l’autore era molto attento alla </text:span><text:span text:style-name="T12">riflessione teorica</text:span><text:span text:style-name="T20">; pubblicò i “</text:span><text:span text:style-name="T3">Discorsi del poema eroico” </text:span><text:span text:style-name="T20"><text:s/>nel 1594, dando peso alla dottrina aristotelica.</text:span></text:p>
      <text:p text:style-name="P3">La poetica: il verisimile, il giovamento e il diletto</text:p>
      <text:p text:style-name="P15">Nelle sue teorie <text:span text:style-name="T184">Tasso si preoccupa di delineare </text:span><text:span text:style-name="T185">l’immagine di un poema eroico che si uniformi ai canoni della precettistica contemporanea e diverga dal modello del poema cavalleresco di Ariosto, </text:span><text:span text:style-name="T186">troppo libero e irregolare. </text:span><text:span text:style-name="T187">Per Tasso, solo la storiografia si occupava del </text:span><text:span text:style-name="T62">vero</text:span><text:span text:style-name="T91">, mentre alla poesia era riservato il </text:span><text:span text:style-name="T62">verisimile</text:span><text:span text:style-name="T91">, quindi ciò che sarebbe potuto accadere, che non sia né troppo lontano né troppo vicino </text:span><text:span text:style-name="T92">al poeta.<text:line-break/></text:span><text:span text:style-name="T93">Nonostante il clima controriformistico che imponeva alla poesia un compito pedagogico e morale, </text:span><text:span text:style-name="T94">Tasso cercò di conciliare il </text:span><text:span text:style-name="T63">diletto</text:span><text:span text:style-name="T94"> della poesia al </text:span><text:span text:style-name="T63">giovamento</text:span><text:span text:style-name="T94"> </text:span><text:span text:style-name="T95">che trarrà il lettore </text:span><text:span text:style-name="T96">dalla gradevolezza </text:span><text:span text:style-name="T97">compositiva </text:span><text:span text:style-name="T96">proposta sopra i temi aridi trattati.<text:line-break/></text:span><text:span text:style-name="T98">Il “meraviglioso” tuttavia </text:span><text:span text:style-name="T99">non dev’essere fiabesco e fantastico, che compr</text:span><text:span text:style-name="T100">o</text:span><text:span text:style-name="T99">metterebbe il verisimile, </text:span><text:span text:style-name="T101">piuttosto quello </text:span><text:span text:style-name="T64">cristiano</text:span><text:span text:style-name="T101">: </text:span><text:span text:style-name="T102">gli interventi soprannaturali di Dio, </text:span><text:span text:style-name="T103">degli angeli e </text:span><text:span text:style-name="T104">anche </text:span><text:span text:style-name="T103">delle creature infernali.</text:span></text:p>
      <text:p text:style-name="P4">La poetica: unità e varietà, lo stile sublime</text:p>
      <text:p text:style-name="P17">Tasso, criticando Ariosto, tenta di conciliare l’indispensabilità della varietà tematica con un principio di unità rigorosa: il poema deve sì essere vario, ma legato saldamente da una struttura unitaria; <text:span text:style-name="T188">paragona il poema al mondo, molteplice e dalle mille creature, che hanno in comune l’essere state create da</text:span><text:span text:style-name="T189">lla mente </text:span><text:span text:style-name="T190">di </text:span><text:span text:style-name="T188">Dio. </text:span><text:span text:style-name="T191">Infine, lo stile più conveniente ad un poema eroico è sicuramente quello </text:span><text:span text:style-name="T65">sublime</text:span><text:span text:style-name="T105">: deve avere splendore; deve riguardare le cose più grandi, Dio, gli eroi; deve essere ricco di parole di uso fuori dal comune, ma non oscure; deve avere una sintassi tanto magnifica quanto lunga; </text:span><text:span text:style-name="T106">deve contenere pause, cesure, enjambement, </text:span><text:span text:style-name="T107">allitterazioni.</text:span></text:p>
      <text:p text:style-name="P5"><text:soft-page-break/>L’argomento e il genere</text:p>
      <text:p text:style-name="P18">Tasso abbandona i temi cavallereschi e romanzeschi adottati da Ariosto <text:span text:style-name="T192">rivolgendosi ad una materia </text:span><text:span text:style-name="T66">storica</text:span><text:span text:style-name="T108">, </text:span><text:span text:style-name="T109">la sola che possa garantire la ver</text:span><text:span text:style-name="T110">i</text:span><text:span text:style-name="T109">simiglianza </text:span><text:span text:style-name="T111">richiesta dalle leggi del poema eroico. </text:span><text:span text:style-name="T112">L’argomento della </text:span><text:span text:style-name="T67">prima crociata</text:span><text:span text:style-name="T112"> </text:span><text:span text:style-name="T113">consente anche di introdurre nel poema un meraviglioso che sia verisimile </text:span><text:span text:style-name="T114">e credibile, a differenza di quel filo fiabesco </text:span><text:span text:style-name="T115">dei romanzi: </text:span><text:span text:style-name="T116">l’intervento del cielo e degli inferi per aiutare od ostacolare le gesta dei protagonisti. </text:span><text:span text:style-name="T117">È abbastanza lontana nel tempo da garantire al poeta un certo </text:span><text:span text:style-name="T68">margine di libertà inventiva</text:span><text:span text:style-name="T117"> </text:span><text:span text:style-name="T118">e abbastanza vicina per interessare il pubblico a lui contemporaneo. </text:span><text:span text:style-name="T119">La materia trattata non è dunque una bella favola che delizia, senza nulla dietro, bensì </text:span><text:span text:style-name="T120">una storia vera, che spinga, in particolare, le coscienze dei cristiani occidentali a una riscossa. </text:span><text:span text:style-name="T121">Così come nei “Discorsi” è spiegato, Tasso impiega quindi un argomento e uno stile sublimi, </text:span><text:span text:style-name="T122">avendo non solo un intento celebrativo della cristianità e della Chiesa ma anche un </text:span><text:span text:style-name="T69">fine didascalico e pedagogico</text:span><text:span text:style-name="T122">.</text:span></text:p>
      <text:p text:style-name="P6">L’organizzazione della <text:span text:style-name="T193">materia</text:span></text:p>
      <text:p text:style-name="P19">La tensione verso il sublime eroico e la serietà morale danno luogo ad una struttura formale diversa dal romanzo <text:span text:style-name="T194">cavalleresco: </text:span><text:span text:style-name="T195">seguendo un principio di unità ereditato da Aristotele e poi teorizzato nei “Discorsi”, Tasso </text:span><text:span text:style-name="T196">predilige un’</text:span><text:span text:style-name="T70">azione unica </text:span><text:span text:style-name="T123">portata avanti, idealmente e praticamente, da un </text:span><text:span text:style-name="T71">eroe centrale</text:span><text:span text:style-name="T123">, Goffredo, </text:span><text:span text:style-name="T124">che contrastava le tendenze disgregatrici dei personaggi accanto a lui, spinti da motivi individualistici. </text:span><text:span text:style-name="T125">Oltre questo, la struttura è completamente chiusa: inizia, si svolge e si conclude in modo definito; non importa cosa sia successo prima o dopo la storia.</text:span></text:p>
      <text:p text:style-name="P7">Gli intenti dell’opera</text:p>
      <text:p text:style-name="P20">Tasso, coi suoi intenti morali e d’insegnamento, <text:span text:style-name="T197">si propone come il </text:span><text:span text:style-name="T73">poeta c</text:span><text:span text:style-name="T72">ristiano perfetto</text:span><text:span text:style-name="T126">, </text:span><text:span text:style-name="T127">il cantore degli id</text:span><text:span text:style-name="T128">e</text:span><text:span text:style-name="T127">ali </text:span><text:span text:style-name="T128">controriformistici</text:span><text:span text:style-name="T127"> </text:span><text:span text:style-name="T129">che dominano la sua contemporaneità; </text:span><text:span text:style-name="T130">vuole essere il celebratore della religione, della Chiesa e del potere regale donato da Dio. </text:span><text:span text:style-name="T131">Pertanto, Tasso </text:span><text:span text:style-name="T132">scrive con una profondità scenografica fastosa </text:span><text:span text:style-name="T133">che riguarda sia la religione che il principe,</text:span><text:span text:style-name="T134"> dimostrate, ad esempio, dalle scene dello sfarzo del re d’Egitto, la solenne eloquenza di Goffredo in certi momenti ufficiali, </text:span><text:span text:style-name="T135">l’immagine finale del vessillo cristiano sulle mura degli sconfitti. </text:span><text:span text:style-name="T136">Anche Dio e Satana sono visti come dei grandi </text:span><text:span text:style-name="T74">sovrani con a fianco le loro corti</text:span><text:span text:style-name="T136">. <text:line-break/></text:span><text:span text:style-name="T137">Con il suo poema Tasso, oltre che all’autorità religiosa e regale, vuole mostrare ossequio anche </text:span><text:span text:style-name="T138">alla dottrina aristotelica </text:span><text:span text:style-name="T139">e alle leggi della sua</text:span><text:span text:style-name="T4"> Poetica</text:span><text:span text:style-name="T21">.</text:span></text:p>
      <text:p text:style-name="P11">La realtà effettiva del poema</text:p>
      <text:p text:style-name="P16"><text:span text:style-name="T22">Tasso guarda al mondo della corte, </text:span><text:span text:style-name="T23">seppur con ammirazione per la magnificenza del potere, con </text:span><text:span text:style-name="T24">un’incontenibile </text:span><text:span text:style-name="T13">insofferenza</text:span><text:span text:style-name="T25"> </text:span><text:span text:style-name="T26">verso quanto di artificioso, finto e conflittuale ci sia nelle stesse corti. </text:span><text:span text:style-name="T27">Un rifugio dalla vita di corte è identificato dal mondo idillico inserito </text:span><text:span text:style-name="T28">in un passo del poema, </text:span><text:span text:style-name="T29">che, nello scenario </text:span><text:span text:style-name="T30">tumultuoso di guerra, </text:span><text:span text:style-name="T31">offre una pausa </text:span><text:span text:style-name="T32">serena</text:span><text:span text:style-name="T31">, tranquilla.<text:line-break/></text:span><text:span text:style-name="T33">In secondo luogo v’è un’attrazione per il voluttuoso, </text:span><text:span text:style-name="T34">per un amore </text:span><text:span text:style-name="T35">svincolato da ogni legge </text:span><text:span text:style-name="T36">morale, </text:span><text:span text:style-name="T37">rivolto solo al piacere dei sensi, </text:span><text:span text:style-name="T38">esaltando la </text:span><text:span text:style-name="T14">nostalgia</text:span><text:span text:style-name="T38"> </text:span><text:span text:style-name="T39">per l’edonismo </text:span><text:span text:style-name="T40">impossibile da professare nel clima di controriforma vissuto dall’autore. </text:span><text:span text:style-name="T41">Da un altro </text:span><text:soft-page-break/><text:span text:style-name="T42">punto di vista, </text:span><text:span text:style-name="T43">v’è la sofferenza provocata da amori infelici e impossibil</text:span><text:span text:style-name="T44">i. </text:span><text:span text:style-name="T45">In entrambi i casi l’amore compromette il clima epico, </text:span><text:span text:style-name="T46">in quanto impedisce ai crociati di svolgere i loro compiti. </text:span><text:span text:style-name="T47">Ne consegue un poema molto </text:span><text:span text:style-name="T15">soggettivo e autobiografico</text:span><text:span text:style-name="T47">, che vede l’immedesimazione emotiva del poeta nei suoi personaggi.<text:line-break/></text:span><text:span text:style-name="T48">La stessa ambivalenz</text:span><text:span text:style-name="T49">a si ha nel tema della </text:span><text:span text:style-name="T16">guerra</text:span><text:span text:style-name="T49">, </text:span><text:span text:style-name="T50">manifestazione di </text:span><text:span text:style-name="T17">eroismo</text:span><text:span text:style-name="T50"> </text:span><text:span text:style-name="T49">necessaria eppure </text:span><text:span text:style-name="T16">disumana e atroce</text:span><text:span text:style-name="T49">, </text:span><text:span text:style-name="T51">che genera sofferenza, </text:span><text:span text:style-name="T52">colta anche dai guerrieri più barbari e dai vincitori sui vinti, nel momento dell’assalto definitivo.</text:span></text:p>
      <text:p text:style-name="P8">Religiosità esteriore e inquietudine intima</text:p>
      <text:p text:style-name="P21">Alla celebrazione della maestà religiosa si contrappone una religiosità meno esplicita e più intima, <text:span text:style-name="T198">sofferta per la coscienza della precarietà delle cose e per il bisogno di purificazione percepit</text:span><text:span text:style-name="T199">o; </text:span><text:span text:style-name="T202">a fianco si </text:span><text:span text:style-name="T200"><text:s/>contrappone anche </text:span><text:span text:style-name="T201">un’attrazione per un </text:span><text:span text:style-name="T75">sovrannaturale magico e demoniaco</text:span><text:span text:style-name="T140">, </text:span><text:span text:style-name="T141">arcano e irrazionale.</text:span></text:p>
      <text:p text:style-name="P9">Il “bifrontismo spirituale” di Tasso</text:p>
      <text:p text:style-name="P22">Queste contraddizioni fanno emergere delle note patetiche, idilliche e voluttuose, che negano il desiderio di perfetto poema cristiano. <text:span text:style-name="T203">In una struttura unitaria e centripeta, Tasso rischia di allontanarsene e ritornare verso quei moduli del romanzo cavalleresco che aveva rifiutato. </text:span><text:span text:style-name="T204">Questo bifrontismo è sintomo della pressione sociale che il periodo controriformistico </text:span><text:span text:style-name="T205">stava esercitando sull’intera popolazione, facendoci dunque intendere meglio la straordinaria sensibilità di Tasso di fronte a tutto ciò.</text:span></text:p>
      <text:p text:style-name="P10">Uno e molteplice nella struttura ideologica</text:p>
      <text:p text:style-name="P23">Nel poema è in atto un <text:span text:style-name="T61">triplice scontro</text:span><text:span text:style-name="T90">: <text:line-break/></text:span><text:span text:style-name="T142">1. </text:span><text:span text:style-name="T76">cielo contro inferno</text:span><text:span text:style-name="T142">: Dio ha scacciato gli angeli ribelli, trasformatisi in demoni;<text:line-break/></text:span><text:span text:style-name="T143">2. </text:span><text:span text:style-name="T77">cristiani contro pagani</text:span><text:span text:style-name="T144">, di cui i primi sono storicamente vittoriosi sui secondi;<text:line-break/></text:span><text:span text:style-name="T145">3. </text:span><text:span text:style-name="T78">il “capitano” contro i “compagni erranti”</text:span><text:span text:style-name="T145">: </text:span><text:span text:style-name="T146">Goffredo riporta sotto il suo imperio coloro che hanno deviato.<text:line-break/></text:span><text:span text:style-name="T53">Il rapporto che si instaura tra i vari piani </text:span><text:span text:style-name="T54">è un processo di </text:span><text:span text:style-name="T18">riduzione</text:span><text:span text:style-name="T54"> dal molteplice all’uno, che è iniziato ideologicamente dal trambusto della guerra, dalle mille forze infernali e dalle miriadi di cristiani “erranti”, e che si risolve nell’unità contrassegnata in particolare da Goffredo, </text:span><text:span text:style-name="T55">personaggio in cui si incarna il codice controriformistico, </text:span><text:span text:style-name="T56">che si basa sull’autorità e che non tollera il “diverso”. </text:span><text:span text:style-name="T57"><text:line-break/><text:line-break/>Tasso è però simpatizzante per questo “diverso”, questa devianza </text:span><text:span text:style-name="T58">che condanna ma in cui si immedesima; </text:span><text:span text:style-name="T59">i valori </text:span><text:span text:style-name="T19">rinascimentali</text:span><text:span text:style-name="T59">, il pluralismo, la </text:span><text:span text:style-name="T19">tolleranza</text:span><text:span text:style-name="T59">, l’</text:span><text:span text:style-name="T19">edonismo </text:span><text:span text:style-name="T59">e l’</text:span><text:span text:style-name="T19">individualismo</text:span><text:span text:style-name="T59">. </text:span><text:span text:style-name="T60">Dalla negazione di questi ultimi si passa ad una pseudo-affermazione, data soprattutto dal fatto che nel poema, artisticamente, i personaggi più felici e vivi siano proprio quei “devianti”.</text:span></text:p>
      <text:p text:style-name="P12"><text:soft-page-break/>La struttura narrativa</text:p>
      <text:p text:style-name="P30">Nonostante Tasso rifiutasse la struttura molteplice e centrifuga del romanzo cavalleresco, <text:span text:style-name="T206">dalla linea centrale </text:span><text:span text:style-name="T79">divergono molti altri fili narrativi</text:span><text:span text:style-name="T147">, </text:span><text:span text:style-name="T148">che fanno capo ai vari eroi, sia cristiani che pagani, </text:span><text:span text:style-name="T149">mossi da spinte individualistiche che producono una spiccata autonomia narrativa, </text:span><text:span text:style-name="T150">tuttavia gradita dallo stesso autore. </text:span><text:span text:style-name="T151">Se nel poema di Ariosto la molteplicità tende a risolversi grazie ad un attento disegno </text:span><text:span text:style-name="T152">che delinea un equilibrio superiore, </text:span><text:span text:style-name="T153">nel poema tassesco l’unità è </text:span><text:span text:style-name="T81">imposta a</text:span><text:span text:style-name="T154"> </text:span><text:span text:style-name="T80">forza</text:span><text:span text:style-name="T153">,</text:span><text:span text:style-name="T154"> </text:span><text:span text:style-name="T155">causando una conflittualità perenne tra tutte le forme del reale che Ariosto poneva sullo stesso piano prospettico.</text:span></text:p>
      <text:p text:style-name="P25">Il punto di vista</text:p>
      <text:p text:style-name="P31">Il punto di vista della narrazione non è unico, come ci si potrebbe aspettare, <text:span text:style-name="T207">cristiano, ma </text:span><text:span text:style-name="T82">mobile</text:span><text:span text:style-name="T156">, </text:span><text:span text:style-name="T157">in uno </text:span><text:span text:style-name="T83">scambio di prospettive</text:span><text:span text:style-name="T157"> </text:span><text:span text:style-name="T158">che permette </text:span><text:span text:style-name="T160">ai personaggi</text:span><text:span text:style-name="T158">, </text:span><text:span text:style-name="T159">soprattutto ai pagani, </text:span><text:span text:style-name="T160">di essere </text:span><text:span text:style-name="T161">scrutati </text:span><text:span text:style-name="T162">dai lettori, che avranno la possibilità di riconoscere in loro una profonda psicologia, </text:span><text:span text:style-name="T163">che non è dunque una prerogativa dei cristiani. </text:span><text:span text:style-name="T164">A questo si aggiunge </text:span><text:span text:style-name="T165">una costruzione del discorso narrativo dei pagani che traduce la prepotente affermazione dei codici rinascimentali </text:span><text:span text:style-name="T166">nel poema, </text:span><text:span text:style-name="T167">mettendoli sullo stesso piano </text:span><text:span text:style-name="T168">dei valori cristiani.</text:span></text:p>
      <text:p text:style-name="P26">L’organizzazione dello spazio</text:p>
      <text:p text:style-name="P32">Nel poema vi sono uno spazio orizzontale e uno verticale, <text:span text:style-name="T208">che si polarizzano secondo i due estremi: nel primo, Gerusalemme e il campo dei crociati limitano o spazio d’azione umano, mentre nel secondo cielo e inferi </text:span><text:span text:style-name="T209">si scontrano tra unità e molteplicità. </text:span><text:span text:style-name="T210">La concretezza narrativa del poema è minata dai luoghi centrifughi, fisicamente e ideologicamente lontani, in cui i personaggi allontanatisi dalla guerra si rifugiano, </text:span><text:span text:style-name="T211">mostrando un mondo </text:span><text:span text:style-name="T212">idillico che finisce per cancellare l’unità strutturale totale del poema.</text:span></text:p>
      <text:p text:style-name="P27">Il tempo</text:p>
      <text:p text:style-name="P33">Il tempo è chiaramente lineare, e non si lascia <text:span text:style-name="T213">interrompere se non da brevi flashback, per informare sulle vicende degli eroi che si sono allontanati dal campo. </text:span><text:span text:style-name="T214">L’inizio periodo narrato, inoltre, non coincide con l’inizio della prima crociata, bensì con il breve periodo risolutivo, </text:span><text:span text:style-name="T215">e si conclude con la vittoria dichiarata.</text:span></text:p>
      <text:p text:style-name="P28"><text:soft-page-break/>La lingua e lo stile</text:p>
      <text:p text:style-name="P34">S<text:span text:style-name="T218">i sa </text:span>già che <text:span text:style-name="T216">la tendenza di Tasso è verso il sublime. Questo effetto è garantito in primis dall’utilizzo di </text:span><text:span text:style-name="T85">formule, stilemi e anche versi interi</text:span><text:span text:style-name="T216"> dei poeti classici come Dante, Petrarca e Virgilio. </text:span><text:span text:style-name="T217">Fa un massiccio uso di </text:span><text:span text:style-name="T84">figure retoriche</text:span><text:span text:style-name="T169">, </text:span><text:span text:style-name="T170">in particolare iperboli, similitudini, metafore, che intensificano e ingrandiscono.<text:line-break/>A </text:span><text:span text:style-name="T171">livello lessicale, </text:span><text:span text:style-name="T172">Tasso predilige un utilizzo “peregrino” delle parole, </text:span><text:span text:style-name="T173">traslate o ingrandite semanticamente per creare stupore e sublimità.<text:line-break/></text:span><text:span text:style-name="T174">I periodi sono </text:span><text:span text:style-name="T86">lunghi e complessi</text:span><text:span text:style-name="T174"> </text:span><text:span text:style-name="T175">e adornati con numerosi anastrofi, enjambement e cesure.<text:line-break/></text:span><text:span text:style-name="T176">Il bifrontismo porta l’autore ad utilizzare dei termini che traducono chiaramente la sua sensibilità </text:span><text:span text:style-name="T177">che si scontra con la ricercata tendenza controriformistica: </text:span><text:span text:style-name="T178">parole come “immenso”, “ignoto”, “infinito” o “solitario”, “ermo”, producono un effetto straniante rispetto al tema centrale </text:span><text:span text:style-name="T179">che dovrebbe essere il predominante, </text:span><text:span text:style-name="T180">vittima di una ricerca per un </text:span><text:span text:style-name="T87">fascino indefinito</text:span><text:span text:style-name="T180">. </text:span></text:p>
      <text:p text:style-name="P29">La revisione del poema e la <text:span text:style-name="T1">Gerusalemme conquistata</text:span></text:p>
      <text:p text:style-name="P35">Appena terminata la stesura del poema, Tasso si preoccupò della sua revisione per renderla conforme ai <text:span text:style-name="T88">principi di poetica e al clima religioso</text:span><text:span text:style-name="T181">. </text:span><text:span text:style-name="T182">Fu pubblicata nel 1593 una versione molto diversa dall’originale, che adesso ometteva </text:span><text:span text:style-name="T89">tutti gli spunti erotici e voluttuosi</text:span><text:span text:style-name="T182">, accentuava </text:span><text:span text:style-name="T89">i toni eroici e sublimi</text:span><text:span text:style-name="T182"> e si rifaceva completamente ai principi aristotelici e al moralismo controriformistico.<text:line-break/>Convinto di avere pubblicato la versione perfetta, Tasso poté notare come, in realtà, la </text:span><text:span text:style-name="T5">Liberata</text:span><text:span text:style-name="T182"> fu molto più venduta e diffusa, anche fuori dall’Italia, </text:span><text:span text:style-name="T183">rispetto alla </text:span><text:span text:style-name="T6">Conquistata</text:span><text:span text:style-name="T183">, ritenuta molto più arida e dunque assente di quelle traboccanti contraddizioni interiori che proponeva il testo origina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5:22:04.673607679</meta:creation-date>
    <dc:date>2021-01-20T09:41:45.736956249</dc:date>
    <meta:editing-duration>PT5H30M52S</meta:editing-duration>
    <meta:editing-cycles>238</meta:editing-cycles>
    <meta:generator>LibreOffice/6.4.6.2$Linux_X86_64 LibreOffice_project/40$Build-2</meta:generator>
    <meta:document-statistic meta:table-count="0" meta:image-count="0" meta:object-count="0" meta:page-count="5" meta:paragraph-count="35" meta:word-count="1762" meta:character-count="11807" meta:non-whitespace-character-count="10073"/>
  </office:meta>
</office:document-meta>
</file>